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color="#000000" loext:opacity="100%" style:font-name="Droid Sans Mono" fo:font-size="10.5pt" style:text-underline-style="none" fo:font-weight="normal" officeooo:paragraph-rsid="000d1ce6" fo:background-color="#ffffff"/>
    </style:style>
    <style:style style:name="P2" style:family="paragraph" style:parent-style-name="Standard">
      <style:paragraph-properties style:line-height-at-least="0.503cm"/>
      <style:text-properties fo:color="#000000" loext:opacity="100%" style:font-name="Droid Sans Mono" fo:font-size="10.5pt" fo:font-weight="normal" fo:background-color="#ffffff"/>
    </style:style>
    <style:style style:name="P3" style:family="paragraph" style:parent-style-name="Standard">
      <style:paragraph-properties style:line-height-at-least="0.503cm"/>
      <style:text-properties fo:color="#000000" loext:opacity="100%" style:font-name="Droid Sans Mono" fo:font-size="10.5pt" fo:font-weight="normal" officeooo:paragraph-rsid="000d1ce6" fo:background-color="#ffffff"/>
    </style:style>
    <style:style style:name="P4" style:family="paragraph" style:parent-style-name="Text_20_body">
      <style:paragraph-properties fo:text-align="start" style:justify-single-word="false" style:writing-mode="lr-tb"/>
      <style:text-properties style:text-underline-style="solid" style:text-underline-width="auto" style:text-underline-color="font-color" officeooo:paragraph-rsid="000d1ce6"/>
    </style:style>
    <style:style style:name="P5" style:family="paragraph" style:parent-style-name="Text_20_body">
      <style:paragraph-properties fo:text-align="start" style:justify-single-word="false" style:writing-mode="lr-tb"/>
      <style:text-properties style:text-underline-style="none" officeooo:paragraph-rsid="000bf7e3"/>
    </style:style>
    <style:style style:name="P6" style:family="paragraph" style:parent-style-name="Text_20_body">
      <style:paragraph-properties fo:text-align="start" style:justify-single-word="false" style:writing-mode="lr-tb"/>
      <style:text-properties fo:font-size="12pt" officeooo:paragraph-rsid="000d1ce6" style:font-size-asian="12pt" style:font-size-complex="12pt"/>
    </style:style>
    <style:style style:name="P7" style:family="paragraph" style:parent-style-name="Text_20_body">
      <style:paragraph-properties fo:text-align="start" style:justify-single-word="false" style:writing-mode="lr-tb"/>
      <style:text-properties fo:font-size="12pt" officeooo:rsid="000c0d2f" officeooo:paragraph-rsid="000d1ce6" style:font-size-asian="12pt" style:font-size-complex="12pt"/>
    </style:style>
    <style:style style:name="P8" style:family="paragraph" style:parent-style-name="Text_20_body">
      <style:paragraph-properties fo:text-align="start" style:justify-single-word="false" style:writing-mode="lr-tb"/>
      <style:text-properties fo:font-size="12pt" officeooo:rsid="000d1ce6" officeooo:paragraph-rsid="000d1ce6"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officeooo:rsid="000bf7e3"/>
    </style:style>
    <style:style style:name="T5" style:family="text">
      <style:text-properties officeooo:rsid="000d1ce6"/>
    </style:style>
    <style:style style:name="T6" style:family="text">
      <style:text-properties officeooo:rsid="000c0d2f"/>
    </style:style>
    <style:style style:name="T7" style:family="text">
      <style:text-properties fo:color="#f92672" loext:opacity="100%"/>
    </style:style>
    <style:style style:name="T8" style:family="text">
      <style:text-properties fo:color="#a6e22e" loext:opacity="100%"/>
    </style:style>
    <style:style style:name="T9" style:family="text">
      <style:text-properties fo:font-style="italic"/>
    </style:style>
    <style:style style:name="T10" style:family="text">
      <style:text-properties fo:color="#66d9ef" loext:opacity="100%" fo:font-style="italic"/>
    </style:style>
    <style:style style:name="T11" style:family="text">
      <style:text-properties fo:color="#e6db74" loext:opacity="100%"/>
    </style:style>
    <style:style style:name="T12" style:family="text">
      <style:text-properties fo:font-size="12pt" officeooo:rsid="000c0d2f" style:font-size-asian="12pt"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1. </text:span>Desarrolla una página web en la que al pulsar un botón se genere un mensaje por consola.<text:span text:style-name="T3"/></text:p>
      <text:p text:style-name="P1">&lt;!DOCTYPE HTML&gt;<text:span text:style-name="T3"/></text:p>
      <text:p text:style-name="P2">&lt;html&gt;<text:span text:style-name="T3"/></text:p>
      <text:p text:style-name="P2">&lt;title&gt;Web page Desing&lt;/title&gt;<text:span text:style-name="T3"/></text:p>
      <text:p text:style-name="P2">&lt;head&gt;<text:span text:style-name="T3"/></text:p>
      <text:p text:style-name="P2">&lt;script&gt;<text:span text:style-name="T3"/></text:p>
      <text:p text:style-name="P2"><text:span text:style-name="T9"><text:tab/>function</text:span> sayHello(){<text:span text:style-name="T3"/></text:p>
      <text:p text:style-name="P3"><text:tab/><text:span text:style-name="T12">console.log</text:span>("Buu!!");<text:span text:style-name="T3"/></text:p>
      <text:p text:style-name="P2">}<text:span text:style-name="T3"/></text:p>
      <text:p text:style-name="P2">&lt;/script&gt;<text:span text:style-name="T3"/></text:p>
      <text:p text:style-name="P2">&lt;/head&gt;<text:span text:style-name="T3"/></text:p>
      <text:p text:style-name="P2">&lt;body&gt;<text:span text:style-name="T3"/></text:p>
      <text:p text:style-name="P2">&lt;button onclick="sayHello()"&gt;pulsa<text:span text:style-name="T5">r</text:span> para sorpresa&lt;/button&gt;<text:span text:style-name="T3"/></text:p>
      <text:p text:style-name="P2">&lt;/body&gt;<text:span text:style-name="T3"/></text:p>
      <text:p text:style-name="P2">&lt;/html&gt;<text:span text:style-name="T3"/></text:p>
      <text:p text:style-name="P4"/>
      <text:p text:style-name="P5"><text:span text:style-name="T4">2. </text:span>Diseña una web con tres botones para que al pulsarlos se genere un mensaje de bienvenida en ruso, español e inglés en la misma página. El mensaje irá en un párrafo (etiqueta). Se pide que los mensajes tengan un color diferente dependiendo del idioma. Los mensajes de bienvenida se deberá generar con el método write().<text:span text:style-name="T3"/></text:p>
      <text:p text:style-name="P6">&lt;!<text:span text:style-name="T6">DOCTYPE HTML&gt;</text:span><text:span text:style-name="T3"/></text:p>
      <text:p text:style-name="P6">&lt;<text:span text:style-name="T6">html&gt;</text:span><text:span text:style-name="T3"/></text:p>
      <text:p text:style-name="P6">&lt;<text:span text:style-name="T6">title&gt;Web page Desing&lt;/title&gt;</text:span><text:span text:style-name="T3"/></text:p>
      <text:p text:style-name="P6">&lt;<text:span text:style-name="T6">head&gt;</text:span><text:span text:style-name="T3"/></text:p>
      <text:p text:style-name="P6">&lt;<text:span text:style-name="T6">script&gt;</text:span><text:span text:style-name="T3"/></text:p>
      <text:p text:style-name="P7">function sayHello(){<text:span text:style-name="T3"/></text:p>
      <text:p text:style-name="P7"><text:tab/>window.alert(“Hello, Coding Ground!”);<text:span text:style-name="T3"/></text:p>
      <text:p text:style-name="P7">}<text:span text:style-name="T3"/></text:p>
      <text:p text:style-name="P7">sayHello();<text:span text:style-name="T3"/></text:p>
      <text:p text:style-name="P6"><text:span text:style-name="T6">&lt;/script&gt;</text:span><text:span text:style-name="T3"/></text:p>
      <text:p text:style-name="P6">&lt;/<text:span text:style-name="T6">head&gt;</text:span><text:span text:style-name="T3"/></text:p>
      <text:p text:style-name="P6">&lt;<text:span text:style-name="T6">body&gt;</text:span><text:span text:style-name="T3"/></text:p>
      <text:p text:style-name="P6">&lt;/<text:span text:style-name="T6">body&gt;</text:span><text:span text:style-name="T3"/></text:p>
      <text:p text:style-name="P6">&lt;/<text:span text:style-name="T6">html&gt;</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9:43:04.477307990</meta:creation-date>
    <dc:date>2023-09-20T21:14:31.179514509</dc:date>
    <meta:editing-duration>PT1H15M11S</meta:editing-duration>
    <meta:editing-cycles>7</meta:editing-cycles>
    <meta:generator>LibreOffice/7.4.7.2$Linux_X86_64 LibreOffice_project/40$Build-2</meta:generator>
    <meta:document-statistic meta:table-count="0" meta:image-count="0" meta:object-count="0" meta:page-count="1" meta:paragraph-count="30" meta:word-count="115" meta:character-count="787" meta:non-whitespace-character-count="699"/>
  </office:meta>
</office:document-meta>
</file>